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nsolas" fo:font-size="12pt" officeooo:paragraph-rsid="00007991" style:font-name-asian="Times New Roman1" style:font-size-asian="12pt" style:language-asian="ro" style:country-asian="RO" style:font-name-complex="Courier New1" style:font-size-complex="12pt"/>
    </style:style>
    <style:style style:name="P2" style:family="paragraph" style:parent-style-name="HTML_20_Preformatted">
      <loext:graphic-properties draw:fill="solid" draw:fill-color="#ffffff"/>
      <style:paragraph-properties fo:margin-top="0in" fo:margin-bottom="0.1665in" loext:contextual-spacing="false" fo:background-color="#ffffff"/>
      <style:text-properties officeooo:paragraph-rsid="0000733b"/>
    </style:style>
    <style:style style:name="P3" style:family="paragraph" style:parent-style-name="HTML_20_Preformatted">
      <loext:graphic-properties draw:fill="solid" draw:fill-color="#ffffff"/>
      <style:paragraph-properties fo:margin-top="0in" fo:margin-bottom="0.1665in" loext:contextual-spacing="false" fo:background-color="#ffffff"/>
      <style:text-properties officeooo:paragraph-rsid="00007991"/>
    </style:style>
    <style:style style:name="P4" style:family="paragraph" style:parent-style-name="List_20_Paragraph" style:list-style-name="WWNum1">
      <loext:graphic-properties draw:fill="solid" draw:fill-color="#ffffff"/>
      <style:paragraph-properties fo:margin-left="0in" fo:margin-right="0in" fo:margin-top="0in" fo:margin-bottom="0in" loext:contextual-spacing="true" fo:line-height="100%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rsid="00008965" officeooo:paragraph-rsid="00008965" fo:background-color="transparent"/>
    </style:style>
    <style:style style:name="P5" style:family="paragraph" style:parent-style-name="List_20_Paragraph" style:list-style-name="WWNum1">
      <loext:graphic-properties draw:fill="solid" draw:fill-color="#ffffff"/>
      <style:paragraph-properties fo:margin-left="0in" fo:margin-right="0in" fo:margin-top="0in" fo:margin-bottom="0in" loext:contextual-spacing="true" fo:line-height="100%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007991"/>
    </style:style>
    <style:style style:name="P6" style:family="paragraph" style:parent-style-name="List_20_Paragraph" style:list-style-name="WWNum1">
      <loext:graphic-properties draw:fill="solid" draw:fill-color="#ffffff"/>
      <style:paragraph-properties fo:margin-left="0in" fo:margin-right="0in" fo:margin-top="0in" fo:margin-bottom="0in" loext:contextual-spacing="true" fo:line-height="100%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rsid="00008965" officeooo:paragraph-rsid="00008965"/>
    </style:style>
    <style:style style:name="P7" style:family="paragraph" style:parent-style-name="List_20_Paragraph" style:list-style-name="WWNum1">
      <loext:graphic-properties draw:fill="solid" draw:fill-color="#ffffff"/>
      <style:paragraph-properties fo:margin-left="0in" fo:margin-right="0in" fo:margin-top="0in" fo:margin-bottom="0in" loext:contextual-spacing="true" fo:line-height="100%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rsid="00008965" officeooo:paragraph-rsid="00008965" fo:background-color="#00a933"/>
    </style:style>
    <style:style style:name="P8" style:family="paragraph" style:parent-style-name="HTML_20_Preformatted">
      <loext:graphic-properties draw:fill="solid" draw:fill-color="#ffffff"/>
      <style:paragraph-properties fo:margin-top="0in" fo:margin-bottom="0.1665in" loext:contextual-spacing="false" fo:background-color="#ffffff"/>
      <style:text-properties style:font-name="Times New Roman" fo:font-size="12pt" officeooo:rsid="0000733b" officeooo:paragraph-rsid="0000733b" style:font-size-asian="12pt" style:font-name-complex="Times New Roman1" style:font-size-complex="12pt" style:font-weight-complex="bold"/>
    </style:style>
    <style:style style:name="P9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808080" style:font-name="Consolas" fo:font-size="12pt" officeooo:paragraph-rsid="00007991" style:font-name-asian="Times New Roman1" style:font-size-asian="12pt" style:language-asian="ro" style:country-asian="RO" style:font-name-complex="Courier New1" style:font-size-complex="12pt" style:font-style-complex="italic"/>
    </style:style>
    <style:style style:name="P10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justify" style:justify-single-word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fo:font-size="12pt" officeooo:paragraph-rsid="00007991" style:font-name-asian="Times New Roman1" style:font-size-asian="12pt" style:language-asian="ro" style:country-asian="RO" style:font-name-complex="Calibri" style:font-size-complex="12pt"/>
    </style:style>
    <style:style style:name="P11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justify" style:justify-single-word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rsid="00026d7b" officeooo:paragraph-rsid="00026d7b"/>
    </style:style>
    <style:style style:name="T1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2" style:family="text">
      <style:text-properties style:font-name="Times New Roman" fo:font-size="12pt" officeooo:rsid="0000733b" style:font-size-asian="12pt" style:font-name-complex="Times New Roman1" style:font-size-complex="12pt" style:font-weight-complex="bold"/>
    </style:style>
    <style:style style:name="T3" style:family="text">
      <style:text-properties fo:color="#000000" style:font-name="Times New Roman" fo:font-size="12pt" style:font-name-asian="Times New Roman1" style:font-size-asian="12pt" style:language-asian="ro" style:country-asian="RO" style:font-name-complex="Calibri" style:font-size-complex="12pt" style:font-weight-complex="bold"/>
    </style:style>
    <style:style style:name="T4" style:family="text">
      <style:text-properties fo:color="#000000" style:font-name="Times New Roman" fo:font-size="12pt" officeooo:rsid="0000733b" style:font-name-asian="Times New Roman1" style:font-size-asian="12pt" style:language-asian="ro" style:country-asian="RO" style:font-name-complex="Calibri" style:font-size-complex="12pt" style:font-weight-complex="bold"/>
    </style:style>
    <style:style style:name="T5" style:family="text">
      <style:text-properties fo:color="#000000" style:font-name="Consolas" fo:font-size="12pt" style:font-size-asian="12pt" style:font-size-complex="12pt"/>
    </style:style>
    <style:style style:name="T6" style:family="text">
      <style:text-properties fo:color="#000000" style:font-name="Consolas" fo:font-size="12pt" style:font-name-asian="Times New Roman1" style:font-size-asian="12pt" style:language-asian="ro" style:country-asian="RO" style:font-name-complex="Courier New1" style:font-size-complex="12pt" style:font-style-complex="italic"/>
    </style:style>
    <style:style style:name="T7" style:family="text">
      <style:text-properties fo:color="#000000" style:font-name="Consolas" fo:font-size="12pt" officeooo:rsid="00008965" style:font-name-asian="Times New Roman1" style:font-size-asian="12pt" style:language-asian="ro" style:country-asian="RO" style:font-name-complex="Courier New1" style:font-size-complex="12pt" style:font-style-complex="italic"/>
    </style:style>
    <style:style style:name="T8" style:family="text">
      <style:text-properties fo:color="#000000" style:font-name="Consolas" fo:font-size="12pt" officeooo:rsid="0000a052" style:font-name-asian="Times New Roman1" style:font-size-asian="12pt" style:language-asian="ro" style:country-asian="RO" style:font-name-complex="Courier New1" style:font-size-complex="12pt" style:font-style-complex="italic"/>
    </style:style>
    <style:style style:name="T9" style:family="text">
      <style:text-properties style:font-name="Consolas" fo:font-size="12pt" style:font-name-asian="Times New Roman1" style:font-size-asian="12pt" style:language-asian="ro" style:country-asian="RO" style:font-name-complex="Courier New1" style:font-size-complex="12pt" style:font-style-complex="italic"/>
    </style:style>
    <style:style style:name="T10" style:family="text">
      <style:text-properties style:font-name="Consolas" fo:font-size="12pt" officeooo:rsid="0000a052" style:font-name-asian="Times New Roman1" style:font-size-asian="12pt" style:language-asian="ro" style:country-asian="RO" style:font-name-complex="Courier New1" style:font-size-complex="12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tudent <text:s text:c="2"/>propunător: </text:span><text:span text:style-name="T2">Jucan Marius Cristian</text:span><text:span text:style-name="T1"> <text:s text:c="12"/>Grupa: </text:span><text:span text:style-name="T2">224</text:span><text:span text:style-name="T1"> <text:s text:c="7"/>Email: </text:span><text:a xlink:type="simple" xlink:href="mailto:jmir2535@scs.ubbcluj.ro" text:style-name="Internet_20_link" text:visited-style-name="Visited_20_Internet_20_Link"><text:span text:style-name="T2">jmir2535@scs.ubbcluj.ro</text:span></text:a></text:p>
      <text:p text:style-name="P8"/>
      <text:p text:style-name="P3"><text:span text:style-name="T5">Care dintre urmatoarele implementari nu sunt standard pentru liste?<text:line-break/></text:span></text:p>
      <text:p text:style-name="P9">Variante de răspuns:</text:p>
      <text:list xml:id="list3086380531" text:style-name="WWNum1">
        <text:list-header>
          <text:p text:style-name="P6"><text:span text:style-name="T8">a) ArrayList</text:span></text:p>
          <text:p text:style-name="P6"><text:span text:style-name="T8">b) LinkedList</text:span></text:p>
          <text:p text:style-name="P7"><text:span text:style-name="T8">c) CopyOnWriteArrayList</text:span></text:p>
          <text:p text:style-name="P6"><text:span text:style-name="T8">d) Niciun raspuns nu e corect</text:span></text:p>
        </text:list-header>
      </text:list>
      <text:p text:style-name="P1"/>
      <text:p text:style-name="P10">Explicații:</text:p>
      <text:p text:style-name="P11"><text:span text:style-name="T3">CopyOnWriteArrayList nu este o implementare standard <text:s/>pentru liste, doar ArrayList si LinkedList sunt implementari standar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o" style:country-asian="RO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764in" fo:margin-left="0.526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19-11-05T22:30:01.258000000</dc:date>
    <meta:editing-duration>PT10M43S</meta:editing-duration>
    <meta:editing-cycles>2</meta:editing-cycles>
    <meta:document-statistic meta:table-count="0" meta:image-count="0" meta:object-count="0" meta:page-count="1" meta:paragraph-count="9" meta:word-count="49" meta:character-count="404" meta:non-whitespace-character-count="341"/>
  </office:meta>
</office:document-meta>
</file>